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5f21" officeooo:paragraph-rsid="000f5f2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ta modificaçã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41:59.144000000</meta:creation-date>
    <dc:date>2025-02-26T20:43:21.403000000</dc:date>
    <meta:editing-duration>PT16S</meta:editing-duration>
    <meta:editing-cycles>2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1" meta:word-count="2" meta:character-count="20" meta:non-whitespace-character-count="19"/>
  </office:meta>
</office:document-meta>
</file>